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hangelog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Changelog.A" style:family="table-column">
      <style:table-column-properties style:column-width="5.703cm" style:rel-column-width="19670*"/>
    </style:style>
    <style:style style:name="Changelog.B" style:family="table-column">
      <style:table-column-properties style:column-width="2.778cm" style:rel-column-width="9580*"/>
    </style:style>
    <style:style style:name="Changelog.C" style:family="table-column">
      <style:table-column-properties style:column-width="10.52cm" style:rel-column-width="36285*"/>
    </style:style>
    <style:style style:name="Changelog.1" style:family="table-row">
      <style:table-row-properties fo:background-color="#faa61a" fo:keep-together="auto">
        <style:background-image/>
      </style:table-row-properties>
    </style:style>
    <style:style style:name="Changelog.A1" style:family="table-cell">
      <style:table-cell-properties fo:background-color="#faa61a" fo:padding="0.097cm" fo:border-left="1pt solid #cccccc" fo:border-right="none" fo:border-top="1pt solid #cccccc" fo:border-bottom="1pt solid #cccccc" style:writing-mode="page">
        <style:background-image/>
      </style:table-cell-properties>
    </style:style>
    <style:style style:name="Changelog.B1" style:family="table-cell">
      <style:table-cell-properties fo:background-color="#faa61a" fo:padding="0.097cm" fo:border="1pt solid #cccccc" style:writing-mode="page">
        <style:background-image/>
      </style:table-cell-properties>
    </style:style>
    <style:style style:name="Changelog.2" style:family="table-row">
      <style:table-row-properties fo:keep-together="auto"/>
    </style:style>
    <style:style style:name="Changelog.A2" style:family="table-cell">
      <style:table-cell-properties fo:background-color="transparent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2" style:family="table-cell" style:data-style-name="N36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3" style:family="table-row">
      <style:table-row-properties fo:background-color="#eeeeee" fo:keep-together="auto">
        <style:background-image/>
      </style:table-row-properties>
    </style:style>
    <style:style style:name="Changelog.A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B3" style:family="table-cell" style:data-style-name="N36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4" style:family="table-row">
      <style:table-row-properties fo:keep-together="auto"/>
    </style:style>
    <style:style style:name="Changelog.C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6" style:family="table-row">
      <style:table-row-properties fo:keep-together="auto"/>
    </style:style>
    <style:style style:name="Changelog.C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8" style:family="table-row">
      <style:table-row-properties fo:keep-together="auto"/>
    </style:style>
    <style:style style:name="Changelog.C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10" style:family="table-row">
      <style:table-row-properties fo:background-color="transparent" fo:keep-together="auto">
        <style:background-image/>
      </style:table-row-properties>
    </style:style>
    <style:style style:name="Changelog.C1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1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1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19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2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2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2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1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1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2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3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3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4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5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5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6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7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7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38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A39" style:family="table-cell">
      <style:table-cell-properties fo:background-color="#eeeeee" fo:padding="0cm" fo:border-left="0.5pt solid #cccccc" fo:border-right="none" fo:border-top="none" fo:border-bottom="0.5pt solid #cccccc" style:writing-mode="page">
        <style:background-image/>
      </style:table-cell-properties>
    </style:style>
    <style:style style:name="Changelog.C39" style:family="table-cell">
      <style:table-cell-properties fo:background-color="#eeeeee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Changelog.C40" style:family="table-cell">
      <style:table-cell-properties fo:background-color="transparent" fo:padding="0cm" fo:border-left="0.5pt solid #cccccc" fo:border-right="0.5pt solid #cccccc" fo:border-top="none" fo:border-bottom="0.5pt solid #cccccc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officeooo:rsid="0007c41c" officeooo:paragraph-rsid="0007c41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Heading_20_1" style:master-page-name="Standard">
      <style:paragraph-properties style:page-number="1"/>
      <style:text-properties fo:language="en" fo:country="US"/>
    </style:style>
    <style:style style:name="P5" style:family="paragraph" style:parent-style-name="Table_20_Contents">
      <style:text-properties fo:color="#464453" fo:font-size="11pt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T1" style:family="text">
      <style:text-properties officeooo:rsid="0007c41c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Change log</text:h>
      <table:table table:name="Changelog" table:style-name="Changelog">
        <table:table-column table:style-name="Changelog.A"/>
        <table:table-column table:style-name="Changelog.B"/>
        <table:table-column table:style-name="Changelog.C"/>
        <table:table-row table:style-name="Changelog.1">
          <table:table-cell table:style-name="Changelog.A1" office:value-type="string">
            <text:p text:style-name="P1">User</text:p>
          </table:table-cell>
          <table:table-cell table:style-name="Changelog.B1" office:value-type="string">
            <text:p text:style-name="P1">Date</text:p>
          </table:table-cell>
          <table:table-cell table:style-name="Changelog.B1" office:value-type="string">
            <text:p text:style-name="P1">Description</text:p>
          </table:table-cell>
        </table:table-row>
        <table:table-row table:style-name="Changelog.2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14">
            <text:p text:style-name="P1">14/10/2018</text:p>
          </table:table-cell>
          <table:table-cell table:style-name="Changelog.C40" office:value-type="string">
            <text:p text:style-name="P1">Created this document</text:p>
          </table:table-cell>
        </table:table-row>
        <table:table-row table:style-name="Changelog.3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0-18">
            <text:p text:style-name="P1">18/10/2018</text:p>
          </table:table-cell>
          <table:table-cell table:style-name="Changelog.C39" office:value-type="string">
            <text:p text:style-name="P1">Added the characters list</text:p>
          </table:table-cell>
        </table:table-row>
        <table:table-row table:style-name="Changelog.4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1">
            <text:p text:style-name="P1">21/10/2018</text:p>
          </table:table-cell>
          <table:table-cell table:style-name="Changelog.C40" office:value-type="string">
            <text:p text:style-name="P1">Added image to characters</text:p>
          </table:table-cell>
        </table:table-row>
        <table:table-row table:style-name="Changelog.3">
          <table:table-cell table:style-name="Changelog.A39" office:value-type="string">
            <text:p text:style-name="P1">Dettori, Iervolino, Maione</text:p>
          </table:table-cell>
          <table:table-cell table:style-name="Changelog.B3" office:value-type="date" office:date-value="2018-10-22">
            <text:p text:style-name="P1">22/10/2018</text:p>
          </table:table-cell>
          <table:table-cell table:style-name="Changelog.C39" office:value-type="string">
            <text:p text:style-name="P1">Wrote the overview story</text:p>
          </table:table-cell>
        </table:table-row>
        <table:table-row table:style-name="Changelog.6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0-23">
            <text:p text:style-name="P1">23/10/2018</text:p>
          </table:table-cell>
          <table:table-cell table:style-name="Changelog.C40" office:value-type="string">
            <text:p text:style-name="P1">Added deadlines</text:p>
          </table:table-cell>
        </table:table-row>
        <table:table-row table:style-name="Changelog.3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0-24">
            <text:p text:style-name="P1">24/10/2018</text:p>
          </table:table-cell>
          <table:table-cell table:style-name="Changelog.C39" office:value-type="string">
            <text:p text:style-name="P1">Wrote the game story</text:p>
          </table:table-cell>
        </table:table-row>
        <table:table-row table:style-name="Changelog.8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0-25">
            <text:p text:style-name="P1">25/10/2018</text:p>
          </table:table-cell>
          <table:table-cell table:style-name="Changelog.C40" office:value-type="string">
            <text:p text:style-name="P1">Wrote the characters biography</text:p>
          </table:table-cell>
        </table:table-row>
        <table:table-row table:style-name="Changelog.3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0-25">
            <text:p text:style-name="P1">25/10/2018</text:p>
          </table:table-cell>
          <table:table-cell table:style-name="Changelog.C39" office:value-type="string">
            <text:p text:style-name="P1">Story revision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03">
            <text:p text:style-name="P1">03/11/2018</text:p>
          </table:table-cell>
          <table:table-cell table:style-name="Changelog.C40" office:value-type="string">
            <text:p text:style-name="P1">Summary of acts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4">
            <text:p text:style-name="P1">04/11/2018</text:p>
          </table:table-cell>
          <table:table-cell table:style-name="Changelog.C39" office:value-type="string">
            <text:p text:style-name="P1">High concepts, Settings, Synopsis and topics</text:p>
          </table:table-cell>
        </table:table-row>
        <table:table-row table:style-name="Changelog.10">
          <table:table-cell table:style-name="Changelog.A2" office:value-type="string">
            <text:p text:style-name="P1">Dettori, Iervolino, Maione</text:p>
          </table:table-cell>
          <table:table-cell table:style-name="Changelog.B2" office:value-type="date" office:date-value="2018-11-05">
            <text:p text:style-name="P1">05/11/2018</text:p>
          </table:table-cell>
          <table:table-cell table:style-name="Changelog.C40" office:value-type="string">
            <text:p text:style-name="P1">Designed and Added world map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06">
            <text:p text:style-name="P1">06/11/2018</text:p>
          </table:table-cell>
          <table:table-cell table:style-name="Changelog.C39" office:value-type="string">
            <text:p text:style-name="P1">Updated diagrams and maps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0" office:value-type="string">
            <text:p text:style-name="P1">Updated characters layout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07">
            <text:p text:style-name="P1">07/11/2018</text:p>
          </table:table-cell>
          <table:table-cell table:style-name="Changelog.C39" office:value-type="string">
            <text:p text:style-name="P1">Description and backstory of the characters, goals outline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07">
            <text:p text:style-name="P1">07/11/2018</text:p>
          </table:table-cell>
          <table:table-cell table:style-name="Changelog.C40" office:value-type="string">
            <text:p text:style-name="P1">World diagrams, added Ben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08">
            <text:p text:style-name="P1">08/11/2018</text:p>
          </table:table-cell>
          <table:table-cell table:style-name="Changelog.C39" office:value-type="string">
            <text:p text:style-name="P1">Validation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08">
            <text:p text:style-name="P1">08/11/2018</text:p>
          </table:table-cell>
          <table:table-cell table:style-name="Changelog.C40" office:value-type="string">
            <text:p text:style-name="P1">General formatting</text:p>
          </table:table-cell>
        </table:table-row>
        <table:table-row table:style-name="Changelog.3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0" office:value-type="string">
            <text:p text:style-name="P1">Howl photo and correction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09">
            <text:p text:style-name="P1">09/11/2018</text:p>
          </table:table-cell>
          <table:table-cell table:style-name="Changelog.C40" office:value-type="string">
            <text:p text:style-name="P1">Photos of orphan child and corrections of scripts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6">
            <text:p text:style-name="P1">16/11/2018</text:p>
          </table:table-cell>
          <table:table-cell table:style-name="Changelog.C39" office:value-type="string">
            <text:p text:style-name="P1">Added image for setting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0" office:value-type="string">
            <text:p text:style-name="P1">Replaced all the embedded images with the referenced one</text:p>
          </table:table-cell>
        </table:table-row>
        <table:table-row table:style-name="Changelog.10">
          <table:table-cell table:style-name="Changelog.A39" office:value-type="string">
            <text:p text:style-name="P1">Dettori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Modified story flowchart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7">
            <text:p text:style-name="P1">17/11/2018</text:p>
          </table:table-cell>
          <table:table-cell table:style-name="Changelog.C40" office:value-type="string">
            <text:p text:style-name="P1">Added Main story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17">
            <text:p text:style-name="P1">17/11/2018</text:p>
          </table:table-cell>
          <table:table-cell table:style-name="Changelog.C39" office:value-type="string">
            <text:p text:style-name="P1">Created Master document</text:p>
          </table:table-cell>
        </table:table-row>
        <table:table-row table:style-name="Changelog.10">
          <table:table-cell table:style-name="Changelog.A2" office:value-type="string">
            <text:p text:style-name="P1">Maione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0" office:value-type="string">
            <text:p text:style-name="P1">Tropes</text:p>
          </table:table-cell>
        </table:table-row>
        <table:table-row table:style-name="Changelog.10">
          <table:table-cell table:style-name="Changelog.A39" office:value-type="string">
            <text:p text:style-name="P1">Dettori, 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Goal outline, added images of settings</text:p>
          </table:table-cell>
        </table:table-row>
        <table:table-row table:style-name="Changelog.10">
          <table:table-cell table:style-name="Changelog.A2" office:value-type="string">
            <text:p text:style-name="P1">Iervolino</text:p>
          </table:table-cell>
          <table:table-cell table:style-name="Changelog.B2" office:value-type="date" office:date-value="2018-11-19">
            <text:p text:style-name="P1">19/11/2018</text:p>
          </table:table-cell>
          <table:table-cell table:style-name="Changelog.C40" office:value-type="string">
            <text:p text:style-name="P1">Revision</text:p>
          </table:table-cell>
        </table:table-row>
        <table:table-row table:style-name="Changelog.10">
          <table:table-cell table:style-name="Changelog.A39" office:value-type="string">
            <text:p text:style-name="P1">Iervolino</text:p>
          </table:table-cell>
          <table:table-cell table:style-name="Changelog.B3" office:value-type="date" office:date-value="2018-11-19">
            <text:p text:style-name="P1">19/11/2018</text:p>
          </table:table-cell>
          <table:table-cell table:style-name="Changelog.C39" office:value-type="string">
            <text:p text:style-name="P1">Correction to the scripts suggested by prof. Mariani</text:p>
          </table:table-cell>
        </table:table-row>
        <table:table-row table:style-name="Changelog.10">
          <table:table-cell table:style-name="Changelog.A2" office:value-type="string">
            <text:p text:style-name="P1">Dettori, Iervolino</text:p>
          </table:table-cell>
          <table:table-cell table:style-name="Changelog.B2" office:value-type="date" office:date-value="2018-11-21">
            <text:p text:style-name="P1">21/11/2018</text:p>
          </table:table-cell>
          <table:table-cell table:style-name="Changelog.C40" office:value-type="string">
            <text:p text:style-name="P1">Work on the Goal outlines, story flowchart and think about what happens in the level.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2">
            <text:p text:style-name="P1">22/11/2018</text:p>
          </table:table-cell>
          <table:table-cell table:style-name="Changelog.C39" office:value-type="string">
            <text:p text:style-name="P1">Added Sophie’s circumplex</text:p>
          </table:table-cell>
        </table:table-row>
        <table:table-row table:style-name="Changelog.10">
          <table:table-cell table:style-name="Changelog.A2" office:value-type="string">
            <text:p text:style-name="P1">Dettori</text:p>
          </table:table-cell>
          <table:table-cell table:style-name="Changelog.B2" office:value-type="date" office:date-value="2018-11-22">
            <text:p text:style-name="P1">22/11/2018</text:p>
          </table:table-cell>
          <table:table-cell table:style-name="Changelog.C40" office:value-type="string">
            <text:p text:style-name="P1">Added reference images of enemies and his sketches </text:p>
          </table:table-cell>
        </table:table-row>
        <table:table-row table:style-name="Changelog.10">
          <table:table-cell table:style-name="Changelog.A39" office:value-type="string">
            <text:p text:style-name="P1">Maione</text:p>
          </table:table-cell>
          <table:table-cell table:style-name="Changelog.B3" office:value-type="date" office:date-value="2018-11-25">
            <text:p text:style-name="P1">25/11/2018</text:p>
          </table:table-cell>
          <table:table-cell table:style-name="Changelog.C39" office:value-type="string">
            <text:p text:style-name="P1">Added copyrights to the images</text:p>
          </table:table-cell>
        </table:table-row>
        <table:table-row table:style-name="Changelog.10">
          <table:table-cell table:style-name="Changelog.A2" office:value-type="string">
            <text:p text:style-name="P3">Iervolino</text:p>
          </table:table-cell>
          <table:table-cell table:style-name="Changelog.B2" office:value-type="date" office:date-value="2018-11-26">
            <text:p text:style-name="P3">26/11/2018</text:p>
          </table:table-cell>
          <table:table-cell table:style-name="Changelog.C40" office:value-type="string">
            <text:p text:style-name="P1"><text:span text:style-name="T1">W</text:span>rote the <text:span text:style-name="T1">whole</text:span> script of level 6</text:p>
          </table:table-cell>
        </table:table-row>
        <table:table-row table:style-name="Changelog.10">
          <table:table-cell table:style-name="Changelog.A39" office:value-type="string">
            <text:p text:style-name="P3">Iervolino</text:p>
          </table:table-cell>
          <table:table-cell table:style-name="Changelog.B3" office:value-type="date" office:date-value="2018-11-26">
            <text:p text:style-name="P3">26/11/2018</text:p>
          </table:table-cell>
          <table:table-cell table:style-name="Changelog.C39" office:value-type="string">
            <text:p text:style-name="P1"><text:span text:style-name="T1">D</text:span>rew the tavern and the sewer monster</text:p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  <table:table-row table:style-name="Changelog.10">
          <table:table-cell table:style-name="Changelog.A39" office:value-type="string">
            <text:p text:style-name="P1"/>
          </table:table-cell>
          <table:table-cell table:style-name="Changelog.B3">
            <text:p text:style-name="P1"/>
          </table:table-cell>
          <table:table-cell table:style-name="Changelog.C39" office:value-type="string">
            <text:p text:style-name="P1"/>
          </table:table-cell>
        </table:table-row>
        <table:table-row table:style-name="Changelog.10">
          <table:table-cell table:style-name="Changelog.A2" office:value-type="string">
            <text:p text:style-name="P1"/>
          </table:table-cell>
          <table:table-cell table:style-name="Changelog.B2">
            <text:p text:style-name="P1"/>
          </table:table-cell>
          <table:table-cell table:style-name="Changelog.C40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.101cm" loext:contextual-spacing="false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Standard" style:class="text" style:master-page-name="">
      <loext:graphic-properties draw:fill="none" draw:fill-color="#729fcf"/>
      <style:paragraph-properties fo:margin-left="0cm" fo:margin-right="0cm" fo:margin-top="0cm" fo:margin-bottom="0.101cm" loext:contextual-spacing="false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margin-top="0.212cm" fo:margin-bottom="0.212cm" loext:contextual-spacing="false" style:page-number="auto" text:number-lines="false" text:line-number="0"/>
      <style:text-properties fo:color="#464453" fo:font-size="11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Alt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name-complex="Arial" style:font-family-complex="Arial" style:font-family-generic-complex="system" style:font-pitch-complex="variable"/>
    </style:style>
    <style:style style:name="Team7.1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0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9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8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7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6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5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4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3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2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Team7.1" style:family="paragraph">
      <style:paragraph-properties fo:text-align="justify" style:justify-single-word="false"/>
      <style:text-properties style:font-name-asian="SimSun" style:font-family-asian="SimSun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cm" fo:margin-bottom="0.21cm" loext:contextual-spacing="false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42cm" fo:margin-bottom="0.21cm" loext:contextual-spacing="false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6pt solid #464453" fo:border-bottom="none" fo:border-left="none" fo:border-right="none" fo:padding="0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Change log</text:chapter></text:p>
            </table:table-cell>
            <table:table-cell table:style-name="Tabella9.A1" office:value-type="string">
              <text:p text:style-name="MP2"><text:page-number text:select-page="current">1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hange log</dc:title>
    <dc:date>2018-11-27T01:07:54.476000000</dc:date>
    <meta:editing-duration>PT26M39S</meta:editing-duration>
    <meta:editing-cycles>18</meta:editing-cycles>
    <meta:generator>LibreOffice/6.1.2.1$Windows_X86_64 LibreOffice_project/65905a128db06ba48db947242809d14d3f9a93fe</meta:generator>
    <meta:document-statistic meta:table-count="2" meta:image-count="0" meta:object-count="0" meta:page-count="1" meta:paragraph-count="108" meta:word-count="246" meta:character-count="1737" meta:non-whitespace-character-count="1599"/>
    <meta:template xlink:type="simple" xlink:actuate="onRequest" xlink:title="" xlink:href="../MasterGameDesignDocument.odm" meta:date="2018-11-26T19:32:43.651000000"/>
  </office:meta>
</office:document-meta>
</file>